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buntu Condense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Ubuntu Condense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style:font-name="Ubuntu Condense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number-columns-repeated="1023" table:default-cell-style-name="ce3"/>
        <table:table-row table:style-name="ro2">
          <table:table-cell table:style-name="ce1" office:value-type="string">
            <text:p>Слайдер с акциями и новинками</text:p>
            <text:p>- Создание разметки слайдов</text:p>
            <text:p>- Отображение слайдера на гравной странице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Онлайн чат - <text:a xlink:href="https://wordpress.org/plugins/wp-live-chat-support/">https://wordpress.org/plugins/wp-live-chat-support/</text:a>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Корзина - <text:a xlink:href="https://wordpress.org/plugins/wp-e-commerce/">https://wordpress.org/plugins/wp-e-commerce/</text:a>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 office:value-type="string">
            <text:p>Интеграция платежной ститемы LIQPAY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 office:value-type="string">
            <text:p>Интеграция платежной ститемы WEBMONEY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office:value-type="string">
            <text:p>Отзывы с возможностью ответов на них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office:value-type="string">
            <text:p>Расширенный фильтр для выбора пиццы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 office:value-type="string">
            <text:p>Сортировка продуктов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 office:value-type="string">
            <text:p>Интеграция с социальными <text:s/>сетями (лайки и шаринг)</text:p>
            <text:p>- Facebook</text:p>
            <text:p>- Vkontacte</text:p>
            <text:p>- Twitter</text:p>
            <text:p>- Google+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1"/>
          <table:table-cell table:number-columns-repeated="1020"/>
        </table:table-row>
        <table:table-row table:style-name="ro5" table:number-rows-repeated="18">
          <table:table-cell table:style-name="ce1"/>
          <table:table-cell table:style-name="ce5" table:number-columns-repeated="2"/>
          <table:table-cell table:style-name="ce1"/>
          <table:table-cell table:number-columns-repeated="1020"/>
        </table:table-row>
        <table:table-row table:style-name="ro5" table:number-rows-repeated="8">
          <table:table-cell table:style-name="ce1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15.07.2014</text:date>, <text:time>13:2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7M35S</meta:editing-duration>
    <meta:editing-cycles>3</meta:editing-cycles>
    <meta:generator>OpenOffice/4.0.1$Win32 OpenOffice.org_project/401m5$Build-9714</meta:generator>
    <dc:date>2014-07-15T13:22:04.26</dc:date>
    <dc:creator>Alexander Mitsura</dc:creator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